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ext-properties fo:font-size="20pt" style:font-size-asian="20pt" style:font-size-complex="20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0pt" style:font-size-asian="20pt" style:font-size-complex="20pt"/>
    </style:style>
    <style:style style:name="ce5" style:family="table-cell" style:parent-style-name="Default" style:data-style-name="N0"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ackground-color="#ACB9CA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92D050"/>
    </style:style>
    <style:style style:name="ce10" style:family="table-cell" style:parent-style-name="Default" style:data-style-name="N0">
      <style:table-cell-properties fo:background-color="#92D050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#AEAAAA"/>
    </style:style>
    <style:style style:name="ce12" style:family="table-cell" style:parent-style-name="Default" style:data-style-name="N0">
      <style:table-cell-properties fo:background-color="#AEAAAA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ackground-color="#FFD966"/>
    </style:style>
    <style:style style:name="ce14" style:family="table-cell" style:parent-style-name="Default" style:data-style-name="N0">
      <style:table-cell-properties fo:background-color="#FFD966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ackground-color="#FF33CC"/>
    </style:style>
    <style:style style:name="ce16" style:family="table-cell" style:parent-style-name="Default" style:data-style-name="N0">
      <style:table-cell-properties fo:background-color="#FF33CC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ackground-color="#F8CBAD"/>
    </style:style>
    <style:style style:name="ce18" style:family="table-cell" style:parent-style-name="Default" style:data-style-name="N0">
      <style:table-cell-properties fo:background-color="#F8CBAD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ackground-color="#BDD7EE"/>
    </style:style>
    <style:style style:name="ce20" style:family="table-cell" style:parent-style-name="Default" style:data-style-name="N0">
      <style:table-cell-properties fo:background-color="#BDD7EE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ackground-color="#A9D08E"/>
    </style:style>
    <style:style style:name="ce22" style:family="table-cell" style:parent-style-name="Default" style:data-style-name="N0">
      <style:table-cell-properties fo:background-color="#A9D08E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ackground-color="#ACB9CA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fo:background-color="#ACB9CA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background-color="#ACB9CA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background-color="#595959" style:repeat-content="false"/>
      <style:paragraph-properties fo:text-align="center"/>
      <style:text-properties fo:color="#FFFF00" fo:font-size="20pt" style:font-size-asian="20pt" style:font-size-complex="20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6116666666667cm" style:use-optimal-column-width="true"/>
    </style:style>
    <style:style style:name="ro1" style:family="table-row">
      <style:table-row-properties style:row-height="25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ro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4472c4" draw:marker-start="a2" draw:marker-end="a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1" table:number-columns-repeated="16374" table:default-cell-style-name="ce1"/>
        <table:table-row table:style-name="ro1">
          <table:table-cell office:value-type="string" table:number-columns-spanned="5" table:number-rows-spanned="1" table:style-name="ce26">
            <text:p>Order food script</text:p>
          </table:table-cell>
          <table:covered-table-cell table:number-columns-repeated="4"/>
          <table:table-cell table:number-columns-repeated="16379" table:style-name="ce1"/>
        </table:table-row>
        <table:table-row table:style-name="ro2">
          <table:table-cell table:number-columns-repeated="5" table:style-name="ce2"/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3">
            <text:p>Header</text:p>
          </table:table-cell>
          <table:table-cell table:number-columns-repeated="16382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Comments</text:p>
          </table:table-cell>
          <table:table-cell table:number-columns-repeated="16382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Who made it<text:s/></text:p>
          </table:table-cell>
          <table:table-cell table:number-columns-repeated="16382" table:style-name="ce1"/>
        </table:table-row>
        <table:table-row table:style-name="ro2">
          <table:table-cell table:number-columns-repeated="5" table:style-name="ce2"/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4">
            <text:p>Body</text:p>
          </table:table-cell>
          <table:table-cell table:number-columns-repeated="16382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5">
            <text:p>·      Introduction to Assignment</text:p>
          </table:table-cell>
          <table:table-cell table:number-columns-repeated="2" table:style-name="ce5"/>
          <table:table-cell table:number-columns-repeated="16380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5">
            <text:p>·<text:span text:style-name="T2">      <text:s/></text:span>Purpose of Script</text:p>
          </table:table-cell>
          <table:table-cell table:number-columns-repeated="2" table:style-name="ce5"/>
          <table:table-cell table:number-columns-repeated="16380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5">
            <text:p>·<text:span text:style-name="T2">      <text:s/></text:span>Script Code (with commented code)</text:p>
          </table:table-cell>
          <table:table-cell table:number-columns-repeated="2" table:style-name="ce5"/>
          <table:table-cell table:number-columns-repeated="16380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5">
            <text:p>·<text:span text:style-name="T2">      <text:s/></text:span>Problems encountered and Solved</text:p>
          </table:table-cell>
          <table:table-cell table:number-columns-repeated="2" table:style-name="ce5"/>
          <table:table-cell table:number-columns-repeated="7" table:style-name="ce1"/>
          <table:table-cell table:style-name="ce6"/>
          <table:table-cell office:value-type="string" table:style-name="ce6">
            <text:p>Items for order</text:p>
          </table:table-cell>
          <table:table-cell table:style-name="ce6"/>
          <table:table-cell table:number-columns-repeated="16370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5">
            <text:p>·<text:span text:style-name="T2">      <text:s/></text:span>Output from Script</text:p>
          </table:table-cell>
          <table:table-cell table:number-columns-repeated="2" table:style-name="ce5"/>
          <table:table-cell table:number-columns-repeated="7" table:style-name="ce1"/>
          <table:table-cell table:style-name="ce6"/>
          <table:table-cell office:value-type="string" table:style-name="ce1">
            <text:p>Burgers<text:s/></text:p>
          </table:table-cell>
          <table:table-cell table:style-name="ce6"/>
          <table:table-cell table:number-columns-repeated="16370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5">
            <text:p>·<text:span text:style-name="T3">      <text:s/></text:span>Conclusion</text:p>
          </table:table-cell>
          <table:table-cell table:number-columns-repeated="2" table:style-name="ce5"/>
          <table:table-cell table:number-columns-repeated="7" table:style-name="ce1"/>
          <table:table-cell table:style-name="ce6"/>
          <table:table-cell office:value-type="string" table:style-name="ce1">
            <text:p>Fries</text:p>
          </table:table-cell>
          <table:table-cell table:style-name="ce6">
            <draw:custom-shape svg:width="0.425in" svg:height="1.36667in" draw:z-index="5" draw:id="id4" draw:style-name="a16" draw:transform="translate(-0.2125in -0.68333in) rotate(-4.71239) translate(0.92918in 0.23333in)" draw:name="Arrow: Down 20">
              <svg:title/>
              <svg:desc/>
              <text:p text:style-name="a15" text:class-names="" text:cond-style-name=""><text:span text:style-name="a14" text:class-names=""/></text:p>
              <draw:enhanced-geometry xmlns:dr3d="urn:oasis:names:tc:opendocument:xmlns:dr3d:1.0"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8241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21600 - ?f11"/>
                <draw:equation draw:name="f14" draw:formula="0 * ?f7"/>
                <draw:equation draw:name="f15" draw:formula="0 * ?f6"/>
                <draw:equation draw:name="f16" draw:formula="21600 * ?f6"/>
                <draw:equation draw:name="f17" draw:formula="21600 - ?f12"/>
                <draw:equation draw:name="f18" draw:formula="?f17 * ?f11"/>
                <draw:equation draw:name="f19" draw:formula="?f18 / 10800"/>
                <draw:equation draw:name="f20" draw:formula="?f12 + ?f19"/>
                <draw:equation draw:name="f21" draw:formula="$1 / ?f6"/>
                <draw:equation draw:name="f22" draw:formula="$0 / ?f7"/>
                <draw:equation draw:name="f23" draw:formula="?f15 / ?f6"/>
                <draw:equation draw:name="f24" draw:formula="?f16 / ?f6"/>
                <draw:equation draw:name="f25" draw:formula="?f14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16370" table:style-name="ce1"/>
        </table:table-row>
        <table:table-row table:style-name="ro2">
          <table:table-cell table:number-columns-repeated="5" table:style-name="ce2"/>
          <table:table-cell table:number-columns-repeated="6" table:style-name="ce1"/>
          <table:table-cell table:style-name="ce6"/>
          <table:table-cell office:value-type="string" table:style-name="ce1">
            <text:p>Drinks</text:p>
          </table:table-cell>
          <table:table-cell table:style-name="ce6"/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4">
            <text:p>Writing the script</text:p>
          </table:table-cell>
          <table:table-cell table:number-columns-repeated="7" table:style-name="ce1"/>
          <table:table-cell table:number-columns-repeated="3" table:style-name="ce6"/>
          <table:table-cell office:value-type="string" table:style-name="ce7">
            <text:p>Possible</text:p>
          </table:table-cell>
          <table:table-cell table:number-columns-repeated="8" table:style-name="ce6"/>
          <table:table-cell table:number-columns-repeated="16363"/>
        </table:table-row>
        <table:table-row table:style-name="ro4">
          <table:table-cell office:value-type="string" table:style-name="ce8">
            <text:p>Order of operation</text:p>
          </table:table-cell>
          <table:table-cell table:number-columns-repeated="8" table:style-name="ce1"/>
          <table:table-cell table:style-name="ce6"/>
          <table:table-cell office:value-type="string" table:style-name="ce7">
            <text:p>Part1</text:p>
          </table:table-cell>
          <table:table-cell table:style-name="ce6"/>
          <table:table-cell office:value-type="string" table:style-name="ce1">
            <text:p>Desserts</text:p>
          </table:table-cell>
          <table:table-cell table:style-name="ce6"/>
          <table:table-cell office:value-type="string" table:style-name="ce7">
            <text:p>Part 2 / 3</text:p>
          </table:table-cell>
          <table:table-cell office:value-type="string" table:style-name="ce1">
            <text:p>Customer has to select 1 or more items on the menu</text:p>
          </table:table-cell>
          <table:table-cell table:number-columns-repeated="2" table:style-name="ce1"/>
          <table:table-cell table:style-name="ce1">
            <draw:custom-shape svg:x="0.55in" svg:y="0.125in" svg:width="2.05in" svg:height="0.95in" draw:z-index="1" draw:id="id0" draw:style-name="a4" draw:name="Arc 15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path-stretchpoint-x="21600" draw:path-stretchpoint-y="21600" draw:type="non-primitive" svg:viewBox="0 0 21600 21600" draw:enhanced-path="S M ?f121 ?f122 A ?f165 ?f166 ?f167 ?f168 ?f121 ?f122 ?f162 ?f164  W ?f169 ?f170 ?f171 ?f172 ?f121 ?f122 ?f162 ?f164 L ?f47 ?f46 Z N F M ?f121 ?f122 A ?f165 ?f166 ?f167 ?f168 ?f121 ?f122 ?f162 ?f164  W ?f169 ?f170 ?f171 ?f172 ?f121 ?f122 ?f162 ?f164 N" draw:text-areas="?f131 ?f132 ?f129 ?f130" draw:glue-points="?f121 ?f122 ?f47 ?f46 ?f123 ?f124" draw:glue-point-leaving-directions="-270, -268, -267" draw:modifiers="0 0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180"/>
                <draw:equation draw:name="f12" draw:formula="0"/>
                <draw:equation draw:name="f13" draw:formula="0 - 1"/>
                <draw:equation draw:name="f14" draw:formula="357"/>
                <draw:equation draw:name="f15" draw:formula="0 - ?f11"/>
                <draw:equation draw:name="f16" draw:formula="0 - ?f14"/>
                <draw:equation draw:name="f17" draw:formula="?f15 * ?f1"/>
                <draw:equation draw:name="f18" draw:formula="?f16 * ?f1"/>
                <draw:equation draw:name="f19" draw:formula="?f8 / 21600"/>
                <draw:equation draw:name="f20" draw:formula="?f7 / 21600"/>
                <draw:equation draw:name="f21" draw:formula="21600 * ?f8"/>
                <draw:equation draw:name="f22" draw:formula="21600 * ?f7"/>
                <draw:equation draw:name="f23" draw:formula="?f17 / ?f11"/>
                <draw:equation draw:name="f24" draw:formula="?f18 / ?f11"/>
                <draw:equation draw:name="f25" draw:formula="min(?f20, ?f19)"/>
                <draw:equation draw:name="f26" draw:formula="?f21 / ?f9"/>
                <draw:equation draw:name="f27" draw:formula="?f22 / ?f9"/>
                <draw:equation draw:name="f28" draw:formula="?f23 - ?f2"/>
                <draw:equation draw:name="f29" draw:formula="?f24 - ?f2"/>
                <draw:equation draw:name="f30" draw:formula="0 - ?f28"/>
                <draw:equation draw:name="f31" draw:formula="0 - ?f29"/>
                <draw:equation draw:name="f32" draw:formula="?f27 - ?f12"/>
                <draw:equation draw:name="f33" draw:formula="?f26 - ?f12"/>
                <draw:equation draw:name="f34" draw:formula="?f32 / 2"/>
                <draw:equation draw:name="f35" draw:formula="?f33 / 2"/>
                <draw:equation draw:name="f36" draw:formula="?f31 - ?f30"/>
                <draw:equation draw:name="f37" draw:formula="?f30 + ?f2"/>
                <draw:equation draw:name="f38" draw:formula="?f31 + ?f2"/>
                <draw:equation draw:name="f39" draw:formula="21600000 - ?f30"/>
                <draw:equation draw:name="f40" draw:formula="?f2 - ?f30"/>
                <draw:equation draw:name="f41" draw:formula="27000000 - ?f30"/>
                <draw:equation draw:name="f42" draw:formula="?f1 - ?f30"/>
                <draw:equation draw:name="f43" draw:formula="32400000 - ?f30"/>
                <draw:equation draw:name="f44" draw:formula="?f0 - ?f30"/>
                <draw:equation draw:name="f45" draw:formula="37800000 - ?f30"/>
                <draw:equation draw:name="f46" draw:formula="?f12 + ?f34"/>
                <draw:equation draw:name="f47" draw:formula="?f12 + ?f35"/>
                <draw:equation draw:name="f48" draw:formula="?f36 + 21600000"/>
                <draw:equation draw:name="f49" draw:formula="if(?f40, ?f40, ?f41)"/>
                <draw:equation draw:name="f50" draw:formula="if(?f42, ?f42, ?f43)"/>
                <draw:equation draw:name="f51" draw:formula="if(?f44, ?f44, ?f45)"/>
                <draw:equation draw:name="f52" draw:formula="?f35 * ?f25"/>
                <draw:equation draw:name="f53" draw:formula="?f34 * ?f25"/>
                <draw:equation draw:name="f54" draw:formula="if(?f36, ?f36, ?f48)"/>
                <draw:equation draw:name="f55" draw:formula="?f54 - ?f39"/>
                <draw:equation draw:name="f56" draw:formula="?f54 - ?f49"/>
                <draw:equation draw:name="f57" draw:formula="?f54 - ?f50"/>
                <draw:equation draw:name="f58" draw:formula="?f54 - ?f51"/>
                <draw:equation draw:name="f59" draw:formula="?f37 * ?f10 / ?f1"/>
                <draw:equation draw:name="f60" draw:formula="0 - ?f59"/>
                <draw:equation draw:name="f61" draw:formula="cos(?f60)"/>
                <draw:equation draw:name="f62" draw:formula="0 - ?f61"/>
                <draw:equation draw:name="f63" draw:formula="?f62"/>
                <draw:equation draw:name="f64" draw:formula="sin(?f60)"/>
                <draw:equation draw:name="f65" draw:formula="0 - ?f64"/>
                <draw:equation draw:name="f66" draw:formula="?f65"/>
                <draw:equation draw:name="f67" draw:formula="?f38 * ?f10 / ?f1"/>
                <draw:equation draw:name="f68" draw:formula="0 - ?f67"/>
                <draw:equation draw:name="f69" draw:formula="cos(?f68)"/>
                <draw:equation draw:name="f70" draw:formula="0 - ?f69"/>
                <draw:equation draw:name="f71" draw:formula="?f70"/>
                <draw:equation draw:name="f72" draw:formula="sin(?f68)"/>
                <draw:equation draw:name="f73" draw:formula="0 - ?f72"/>
                <draw:equation draw:name="f74" draw:formula="?f73"/>
                <draw:equation draw:name="f75" draw:formula="?f63 * ?f35"/>
                <draw:equation draw:name="f76" draw:formula="?f66 * ?f34"/>
                <draw:equation draw:name="f77" draw:formula="?f71 * ?f35"/>
                <draw:equation draw:name="f78" draw:formula="?f74 * ?f34"/>
                <draw:equation draw:name="f79" draw:formula="0 - ?f76"/>
                <draw:equation draw:name="f80" draw:formula="0 - ?f75"/>
                <draw:equation draw:name="f81" draw:formula="0 - ?f78"/>
                <draw:equation draw:name="f82" draw:formula="0 - ?f77"/>
                <draw:equation draw:name="f83" draw:formula="atan2(?f79, ?f80)"/>
                <draw:equation draw:name="f84" draw:formula="0 - ?f83"/>
                <draw:equation draw:name="f85" draw:formula="?f84 * ?f1 / ?f10"/>
                <draw:equation draw:name="f86" draw:formula="?f85 - ?f2"/>
                <draw:equation draw:name="f87" draw:formula="atan2(?f81, ?f82)"/>
                <draw:equation draw:name="f88" draw:formula="0 - ?f87"/>
                <draw:equation draw:name="f89" draw:formula="?f88 * ?f1 / ?f10"/>
                <draw:equation draw:name="f90" draw:formula="?f89 - ?f2"/>
                <draw:equation draw:name="f91" draw:formula="?f86 + ?f2"/>
                <draw:equation draw:name="f92" draw:formula="?f91 * ?f10 / ?f1"/>
                <draw:equation draw:name="f93" draw:formula="0 - ?f92"/>
                <draw:equation draw:name="f94" draw:formula="sin(?f93)"/>
                <draw:equation draw:name="f95" draw:formula="0 - ?f94"/>
                <draw:equation draw:name="f96" draw:formula="?f95"/>
                <draw:equation draw:name="f97" draw:formula="cos(?f93)"/>
                <draw:equation draw:name="f98" draw:formula="0 - ?f97"/>
                <draw:equation draw:name="f99" draw:formula="?f98"/>
                <draw:equation draw:name="f100" draw:formula="?f90 + ?f2"/>
                <draw:equation draw:name="f101" draw:formula="?f100 * ?f10 / ?f1"/>
                <draw:equation draw:name="f102" draw:formula="0 - ?f101"/>
                <draw:equation draw:name="f103" draw:formula="sin(?f102)"/>
                <draw:equation draw:name="f104" draw:formula="0 - ?f103"/>
                <draw:equation draw:name="f105" draw:formula="?f104"/>
                <draw:equation draw:name="f106" draw:formula="cos(?f102)"/>
                <draw:equation draw:name="f107" draw:formula="0 - ?f106"/>
                <draw:equation draw:name="f108" draw:formula="?f107"/>
                <draw:equation draw:name="f109" draw:formula="0 - ?f96"/>
                <draw:equation draw:name="f110" draw:formula="0 - ?f99"/>
                <draw:equation draw:name="f111" draw:formula="0 - ?f105"/>
                <draw:equation draw:name="f112" draw:formula="0 - ?f108"/>
                <draw:equation draw:name="f113" draw:formula="?f13 * ?f109"/>
                <draw:equation draw:name="f114" draw:formula="?f13 * ?f110"/>
                <draw:equation draw:name="f115" draw:formula="?f13 * ?f111"/>
                <draw:equation draw:name="f116" draw:formula="?f13 * ?f112"/>
                <draw:equation draw:name="f117" draw:formula="?f113 * ?f35"/>
                <draw:equation draw:name="f118" draw:formula="?f114 * ?f34"/>
                <draw:equation draw:name="f119" draw:formula="?f115 * ?f35"/>
                <draw:equation draw:name="f120" draw:formula="?f116 * ?f34"/>
                <draw:equation draw:name="f121" draw:formula="?f47 + ?f117"/>
                <draw:equation draw:name="f122" draw:formula="?f46 + ?f118"/>
                <draw:equation draw:name="f123" draw:formula="?f47 + ?f119"/>
                <draw:equation draw:name="f124" draw:formula="?f46 + ?f120"/>
                <draw:equation draw:name="f125" draw:formula="max(?f121, ?f123)"/>
                <draw:equation draw:name="f126" draw:formula="max(?f122, ?f124)"/>
                <draw:equation draw:name="f127" draw:formula="min(?f121, ?f123)"/>
                <draw:equation draw:name="f128" draw:formula="min(?f122, ?f124)"/>
                <draw:equation draw:name="f129" draw:formula="if(?f55, ?f26, ?f125)"/>
                <draw:equation draw:name="f130" draw:formula="if(?f56, ?f27, ?f126)"/>
                <draw:equation draw:name="f131" draw:formula="if(?f57, ?f12, ?f127)"/>
                <draw:equation draw:name="f132" draw:formula="if(?f58, ?f12, ?f128)"/>
                <draw:equation draw:name="f133" draw:formula="21550000 - ?f54"/>
                <draw:equation draw:name="f134" draw:formula="if(?f133, ?f54, 21550000)"/>
                <draw:equation draw:name="f135" draw:formula="-21550000 - ?f134"/>
                <draw:equation draw:name="f136" draw:formula="if(?f135, -21550000, ?f134)"/>
                <draw:equation draw:name="f137" draw:formula="?f30 + ?f136"/>
                <draw:equation draw:name="f138" draw:formula="?f62 * ?f52"/>
                <draw:equation draw:name="f139" draw:formula="?f65 * ?f53"/>
                <draw:equation draw:name="f140" draw:formula="sqrt(?f138 * ?f138 + ?f139 * ?f139 + 0 * 0)"/>
                <draw:equation draw:name="f141" draw:formula="?f52 * ?f53 / ?f140"/>
                <draw:equation draw:name="f142" draw:formula="?f65 * ?f141"/>
                <draw:equation draw:name="f143" draw:formula="?f121 - ?f142"/>
                <draw:equation draw:name="f144" draw:formula="?f62 * ?f141"/>
                <draw:equation draw:name="f145" draw:formula="?f122 - ?f144"/>
                <draw:equation draw:name="f146" draw:formula="?f143 - ?f52"/>
                <draw:equation draw:name="f147" draw:formula="?f145 - ?f53"/>
                <draw:equation draw:name="f148" draw:formula="?f143 + ?f52"/>
                <draw:equation draw:name="f149" draw:formula="?f145 + ?f53"/>
                <draw:equation draw:name="f150" draw:formula="?f137 + ?f2"/>
                <draw:equation draw:name="f151" draw:formula="?f150 * ?f10 / ?f1"/>
                <draw:equation draw:name="f152" draw:formula="0 - ?f151"/>
                <draw:equation draw:name="f153" draw:formula="cos(?f152)"/>
                <draw:equation draw:name="f154" draw:formula="0 - ?f153"/>
                <draw:equation draw:name="f155" draw:formula="?f154 * ?f52"/>
                <draw:equation draw:name="f156" draw:formula="sin(?f152)"/>
                <draw:equation draw:name="f157" draw:formula="0 - ?f156"/>
                <draw:equation draw:name="f158" draw:formula="?f157 * ?f53"/>
                <draw:equation draw:name="f159" draw:formula="sqrt(?f155 * ?f155 + ?f158 * ?f158 + 0 * 0)"/>
                <draw:equation draw:name="f160" draw:formula="?f52 * ?f53 / ?f159"/>
                <draw:equation draw:name="f161" draw:formula="?f157 * ?f160"/>
                <draw:equation draw:name="f162" draw:formula="?f143 + ?f161"/>
                <draw:equation draw:name="f163" draw:formula="?f154 * ?f160"/>
                <draw:equation draw:name="f164" draw:formula="?f145 + ?f163"/>
                <draw:equation draw:name="f165" draw:formula="if(?f136, ?f121, ?f146)"/>
                <draw:equation draw:name="f166" draw:formula="if(?f136, ?f122, ?f147)"/>
                <draw:equation draw:name="f167" draw:formula="if(?f136, ?f121, ?f148)"/>
                <draw:equation draw:name="f168" draw:formula="if(?f136, ?f122, ?f149)"/>
                <draw:equation draw:name="f169" draw:formula="if(?f136, ?f146, ?f162)"/>
                <draw:equation draw:name="f170" draw:formula="if(?f136, ?f147, ?f164)"/>
                <draw:equation draw:name="f171" draw:formula="if(?f136, ?f148, ?f162)"/>
                <draw:equation draw:name="f172" draw:formula="if(?f136, ?f149, ?f164)"/>
              </draw:enhanced-geometry>
            </draw:custom-shape>
          </table:table-cell>
          <table:table-cell table:style-name="ce1"/>
          <table:table-cell table:style-name="ce6"/>
          <table:table-cell table:number-columns-repeated="16363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10">
            <text:p>Show costumer list of food items</text:p>
          </table:table-cell>
          <table:table-cell table:number-columns-repeated="3" table:style-name="ce9"/>
          <table:table-cell table:number-columns-repeated="4" table:style-name="ce1"/>
          <table:table-cell table:number-columns-repeated="12" table:style-name="ce6"/>
          <table:table-cell table:number-columns-repeated="16363" table:style-name="ce1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2">
            <text:p>Ask customer to select an item</text:p>
          </table:table-cell>
          <table:table-cell table:number-columns-repeated="3" table:style-name="ce11"/>
          <table:table-cell table:number-columns-repeated="10" table:style-name="ce1"/>
          <table:table-cell table:style-name="ce6"/>
          <table:table-cell table:number-columns-repeated="16368" table:style-name="ce1"/>
        </table:table-row>
        <table:table-row table:style-name="ro3">
          <table:table-cell office:value-type="float" office:value="3" table:style-name="ce13">
            <text:p>3</text:p>
          </table:table-cell>
          <table:table-cell office:value-type="string" table:style-name="ce14">
            <text:p>Does the customer want something else?</text:p>
          </table:table-cell>
          <table:table-cell table:number-columns-repeated="4" table:style-name="ce13"/>
          <table:table-cell table:number-columns-repeated="8" table:style-name="ce1"/>
          <table:table-cell table:number-columns-repeated="7" table:style-name="ce6"/>
          <table:table-cell table:number-columns-repeated="16363" table:style-name="ce1"/>
        </table:table-row>
        <table:table-row table:style-name="ro3">
          <table:table-cell office:value-type="float" office:value="4" table:style-name="ce15">
            <text:p>4</text:p>
          </table:table-cell>
          <table:table-cell office:value-type="string" table:style-name="ce16">
            <text:p>If yes have a while loop going until the answer is no</text:p>
          </table:table-cell>
          <table:table-cell table:number-columns-repeated="6" table:style-name="ce15"/>
          <table:table-cell table:number-columns-repeated="6" table:style-name="ce1"/>
          <table:table-cell table:style-name="ce6"/>
          <table:table-cell office:value-type="string" table:style-name="ce7">
            <text:p>Part 4</text:p>
          </table:table-cell>
          <table:table-cell office:value-type="string" table:style-name="ce1">
            <text:p>Create while loop exit when its false</text:p>
          </table:table-cell>
          <table:table-cell table:number-columns-repeated="3" table:style-name="ce1"/>
          <table:table-cell table:style-name="ce6"/>
          <table:table-cell table:number-columns-repeated="16363" table:style-name="ce1"/>
        </table:table-row>
        <table:table-row table:style-name="ro3">
          <table:table-cell office:value-type="float" office:value="5" table:style-name="ce17">
            <text:p>5</text:p>
          </table:table-cell>
          <table:table-cell office:value-type="string" table:style-name="ce18">
            <text:p>Once the user finishes ordering show price<text:s/></text:p>
          </table:table-cell>
          <table:table-cell table:number-columns-repeated="4" table:style-name="ce17"/>
          <table:table-cell table:number-columns-repeated="8" table:style-name="ce1"/>
          <table:table-cell table:number-columns-repeated="7" table:style-name="ce6"/>
          <table:table-cell table:number-columns-repeated="16363" table:style-name="ce1"/>
        </table:table-row>
        <table:table-row table:style-name="ro3">
          <table:table-cell office:value-type="float" office:value="6" table:style-name="ce19">
            <text:p>6</text:p>
          </table:table-cell>
          <table:table-cell office:value-type="string" table:style-name="ce20">
            <text:p>then ask the user would you like to proceed? Y/N</text:p>
          </table:table-cell>
          <table:table-cell table:number-columns-repeated="8" table:style-name="ce19"/>
          <table:table-cell table:number-columns-repeated="5" table:style-name="ce1"/>
          <table:table-cell table:style-name="ce6"/>
          <table:table-cell table:number-columns-repeated="16368" table:style-name="ce1"/>
        </table:table-row>
        <table:table-row table:style-name="ro3">
          <table:table-cell office:value-type="string" table:style-name="ce19">
            <text:p>6.a</text:p>
          </table:table-cell>
          <table:table-cell office:value-type="string" table:style-name="ce20">
            <text:p>if the answer is no cancel the order</text:p>
          </table:table-cell>
          <table:table-cell table:number-columns-repeated="8" table:style-name="ce19"/>
          <table:table-cell table:number-columns-repeated="4" table:style-name="ce1"/>
          <table:table-cell table:number-columns-repeated="8" table:style-name="ce6"/>
          <table:table-cell table:style-name="ce1">
            <draw:custom-shape svg:x="0.45in" svg:y="0.175in" svg:width="0.425in" svg:height="1.39444in" draw:z-index="4" draw:id="id3" draw:style-name="a13" draw:name="Arrow: Down 19">
              <svg:title/>
              <svg:desc/>
              <text:p text:style-name="a12" text:class-names="" text:cond-style-name=""><text:span text:style-name="a11" text:class-names=""/></text:p>
              <draw:enhanced-geometry xmlns:dr3d="urn:oasis:names:tc:opendocument:xmlns:dr3d:1.0"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8308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21600 - ?f11"/>
                <draw:equation draw:name="f14" draw:formula="0 * ?f7"/>
                <draw:equation draw:name="f15" draw:formula="0 * ?f6"/>
                <draw:equation draw:name="f16" draw:formula="21600 * ?f6"/>
                <draw:equation draw:name="f17" draw:formula="21600 - ?f12"/>
                <draw:equation draw:name="f18" draw:formula="?f17 * ?f11"/>
                <draw:equation draw:name="f19" draw:formula="?f18 / 10800"/>
                <draw:equation draw:name="f20" draw:formula="?f12 + ?f19"/>
                <draw:equation draw:name="f21" draw:formula="$1 / ?f6"/>
                <draw:equation draw:name="f22" draw:formula="$0 / ?f7"/>
                <draw:equation draw:name="f23" draw:formula="?f15 / ?f6"/>
                <draw:equation draw:name="f24" draw:formula="?f16 / ?f6"/>
                <draw:equation draw:name="f25" draw:formula="?f14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16361"/>
        </table:table-row>
        <table:table-row table:style-name="ro3">
          <table:table-cell office:value-type="string" table:style-name="ce19">
            <text:p>6.b</text:p>
          </table:table-cell>
          <table:table-cell office:value-type="string" table:style-name="ce20">
            <text:p>if the answer is yes calculate the total of each item and print out a reciept<text:s/></text:p>
          </table:table-cell>
          <table:table-cell table:number-columns-repeated="8" table:style-name="ce19"/>
          <table:table-cell table:number-columns-repeated="4" table:style-name="ce1"/>
          <table:table-cell table:style-name="ce6"/>
          <table:table-cell office:value-type="string" table:style-name="ce7">
            <text:p>Part 5</text:p>
          </table:table-cell>
          <table:table-cell office:value-type="string" table:style-name="ce1">
            <text:p>Once exited the while loop display price to user</text:p>
          </table:table-cell>
          <table:table-cell table:number-columns-repeated="4" table:style-name="ce1"/>
          <table:table-cell table:style-name="ce6"/>
          <table:table-cell table:number-columns-repeated="16362"/>
        </table:table-row>
        <table:table-row table:style-name="ro3">
          <table:table-cell office:value-type="float" office:value="7" table:style-name="ce21">
            <text:p>7</text:p>
          </table:table-cell>
          <table:table-cell office:value-type="string" table:style-name="ce22">
            <text:p>Does the customer want a reciept? Y/N</text:p>
          </table:table-cell>
          <table:table-cell table:number-columns-repeated="5" table:style-name="ce21"/>
          <table:table-cell table:number-columns-repeated="7" table:style-name="ce1"/>
          <table:table-cell table:number-columns-repeated="8" table:style-name="ce6"/>
          <table:table-cell table:number-columns-repeated="16362"/>
        </table:table-row>
        <table:table-row table:style-name="ro3">
          <table:table-cell office:value-type="string" table:style-name="ce21">
            <text:p>7.a</text:p>
          </table:table-cell>
          <table:table-cell office:value-type="string" table:style-name="ce22">
            <text:p>If the customer says yes print a reciept in a notpad file<text:s/></text:p>
          </table:table-cell>
          <table:table-cell table:number-columns-repeated="5" table:style-name="ce21"/>
          <table:table-cell table:number-columns-repeated="8" table:style-name="ce1"/>
          <table:table-cell table:style-name="ce6"/>
          <table:table-cell table:number-columns-repeated="16368" table:style-name="ce1"/>
        </table:table-row>
        <table:table-row table:style-name="ro3">
          <table:table-cell office:value-type="string" table:style-name="ce21">
            <text:p>7.b</text:p>
          </table:table-cell>
          <table:table-cell office:value-type="string" table:style-name="ce22">
            <text:p>If the customer says no exit the script</text:p>
          </table:table-cell>
          <table:table-cell table:number-columns-repeated="5" table:style-name="ce21"/>
          <table:table-cell table:number-columns-repeated="7" table:style-name="ce1"/>
          <table:table-cell table:number-columns-repeated="8" table:style-name="ce6"/>
          <table:table-cell table:number-columns-repeated="16362"/>
        </table:table-row>
        <table:table-row table:style-name="ro3">
          <table:table-cell table:number-columns-repeated="14" table:style-name="ce1"/>
          <table:table-cell table:style-name="ce6"/>
          <table:table-cell office:value-type="string" table:style-name="ce7">
            <text:p>Part 6<text:s/></text:p>
          </table:table-cell>
          <table:table-cell office:value-type="string" table:style-name="ce5">
            <text:p>then ask the user would you like to proceed? Y/N</text:p>
          </table:table-cell>
          <table:table-cell table:number-columns-repeated="4" table:style-name="ce1"/>
          <table:table-cell table:style-name="ce6"/>
          <table:table-cell table:number-columns-repeated="16362"/>
        </table:table-row>
        <table:table-row table:style-name="ro2">
          <table:table-cell table:number-columns-repeated="14" table:style-name="ce1"/>
          <table:table-cell table:number-columns-repeated="8" table:style-name="ce6"/>
          <table:table-cell table:number-columns-repeated="16362"/>
        </table:table-row>
        <table:table-row table:number-rows-repeated="2" table:style-name="ro2">
          <table:table-cell table:number-columns-repeated="14" table:style-name="ce1"/>
          <table:table-cell table:style-name="ce6"/>
          <table:table-cell table:number-columns-repeated="16369" table:style-name="ce1"/>
        </table:table-row>
        <table:table-row table:style-name="ro2">
          <table:table-cell table:number-columns-repeated="14" table:style-name="ce1"/>
          <table:table-cell table:style-name="ce6"/>
          <table:table-cell office:value-type="string" table:style-name="ce23">
            <text:p>if else statement</text:p>
          </table:table-cell>
          <table:table-cell table:style-name="ce6"/>
          <table:table-cell table:number-columns-repeated="16367" table:style-name="ce1"/>
        </table:table-row>
        <table:table-row table:number-rows-repeated="4" table:style-name="ro2">
          <table:table-cell table:number-columns-repeated="8"/>
          <table:table-cell table:number-columns-repeated="8" table:style-name="ce1"/>
          <table:table-cell table:style-name="ce6"/>
          <table:table-cell table:number-columns-repeated="16367" table:style-name="ce1"/>
        </table:table-row>
        <table:table-row table:style-name="ro2">
          <table:table-cell table:number-columns-repeated="8"/>
          <table:table-cell table:number-columns-repeated="7" table:style-name="ce6"/>
          <table:table-cell table:style-name="ce6">
            <draw:custom-shape svg:x="0.2in" svg:y="0.08333in" svg:width="1.63333in" svg:height="0.49167in" draw:z-index="3" draw:id="id2" draw:style-name="a10" draw:name="Arrow: Left-Right 18">
              <svg:title/>
              <svg:desc/>
              <text:p text:style-name="a9" text:class-names="" text:cond-style-name=""><text:span text:style-name="a8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 draw:modifiers="0 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50000"/>
                <draw:equation draw:name="f9" draw:formula="21600 * ?f5"/>
                <draw:equation draw:name="f10" draw:formula="21600 * ?f4"/>
                <draw:equation draw:name="f11" draw:formula="?f9 / ?f6"/>
                <draw:equation draw:name="f12" draw:formula="?f10 / ?f6"/>
                <draw:equation draw:name="f13" draw:formula="?f12 - ?f7"/>
                <draw:equation draw:name="f14" draw:formula="?f11 - ?f7"/>
                <draw:equation draw:name="f15" draw:formula="?f13 / 2"/>
                <draw:equation draw:name="f16" draw:formula="?f14 / 2"/>
                <draw:equation draw:name="f17" draw:formula="min(?f14, ?f13)"/>
                <draw:equation draw:name="f18" draw:formula="?f13 * ?f8"/>
                <draw:equation draw:name="f19" draw:formula="?f7 + ?f15"/>
                <draw:equation draw:name="f20" draw:formula="?f7 + ?f16"/>
                <draw:equation draw:name="f21" draw:formula="?f17 * ?f8"/>
                <draw:equation draw:name="f22" draw:formula="?f18 / 200000"/>
                <draw:equation draw:name="f23" draw:formula="?f21 / 100000"/>
                <draw:equation draw:name="f24" draw:formula="?f19 - ?f22"/>
                <draw:equation draw:name="f25" draw:formula="?f19 + ?f22"/>
                <draw:equation draw:name="f26" draw:formula="?f11 - ?f23"/>
                <draw:equation draw:name="f27" draw:formula="?f24 * ?f23"/>
                <draw:equation draw:name="f28" draw:formula="?f27 / ?f15"/>
                <draw:equation draw:name="f29" draw:formula="?f23 - ?f28"/>
                <draw:equation draw:name="f30" draw:formula="?f26 + ?f28"/>
              </draw:enhanced-geometry>
            </draw:custom-shape>
          </table:table-cell>
          <table:table-cell office:value-type="string" table:style-name="ce24">
            <text:p>OR</text:p>
          </table:table-cell>
          <table:table-cell table:number-columns-repeated="12" table:style-name="ce6"/>
          <table:table-cell table:number-columns-repeated="16355"/>
        </table:table-row>
        <table:table-row table:style-name="ro2">
          <table:table-cell table:number-columns-repeated="8"/>
          <table:table-cell table:style-name="ce6"/>
          <table:table-cell office:value-type="string" table:style-name="ce7">
            <text:p>Part 6 a</text:p>
          </table:table-cell>
          <table:table-cell office:value-type="string" table:style-name="ce5">
            <text:p>if the answer is no cancel the order</text:p>
          </table:table-cell>
          <table:table-cell table:number-columns-repeated="3" table:style-name="ce1"/>
          <table:table-cell table:style-name="ce6"/>
          <table:table-cell table:number-columns-repeated="3" table:style-name="ce1"/>
          <table:table-cell table:style-name="ce6"/>
          <table:table-cell office:value-type="string" table:style-name="ce7">
            <text:p>Part 6 b</text:p>
          </table:table-cell>
          <table:table-cell office:value-type="string" table:style-name="ce5">
            <text:p>if the answer is yes calculate the total of each item and print out a reciept<text:s/></text:p>
          </table:table-cell>
          <table:table-cell table:number-columns-repeated="7" table:style-name="ce1"/>
          <table:table-cell table:style-name="ce6"/>
          <table:table-cell table:number-columns-repeated="16355"/>
        </table:table-row>
        <table:table-row table:style-name="ro2">
          <table:table-cell table:number-columns-repeated="8"/>
          <table:table-cell table:number-columns-repeated="7" table:style-name="ce6"/>
          <table:table-cell table:number-columns-repeated="3" table:style-name="ce1"/>
          <table:table-cell table:number-columns-repeated="11" table:style-name="ce6"/>
          <table:table-cell table:number-columns-repeated="16355"/>
        </table:table-row>
        <table:table-row table:number-rows-repeated="2" table:style-name="ro2">
          <table:table-cell table:number-columns-repeated="8"/>
          <table:table-cell table:number-columns-repeated="11" table:style-name="ce1"/>
          <table:table-cell table:style-name="ce6"/>
          <table:table-cell table:number-columns-repeated="16364" table:style-name="ce1"/>
        </table:table-row>
        <table:table-row table:style-name="ro2">
          <table:table-cell table:number-columns-repeated="8"/>
          <table:table-cell table:number-columns-repeated="10" table:style-name="ce1"/>
          <table:table-cell table:number-columns-repeated="11" table:style-name="ce6"/>
          <table:table-cell table:number-columns-repeated="16355"/>
        </table:table-row>
        <table:table-row table:style-name="ro2">
          <table:table-cell table:number-columns-repeated="8"/>
          <table:table-cell table:number-columns-repeated="10" table:style-name="ce1"/>
          <table:table-cell table:style-name="ce6"/>
          <table:table-cell office:value-type="string" table:style-name="ce7">
            <text:p>Part 7</text:p>
          </table:table-cell>
          <table:table-cell office:value-type="string" table:style-name="ce5">
            <text:p>If the customer says yes print a reciept in a notpad file<text:s/></text:p>
          </table:table-cell>
          <table:table-cell table:number-columns-repeated="7" table:style-name="ce1"/>
          <table:table-cell table:style-name="ce6"/>
          <table:table-cell table:number-columns-repeated="16355"/>
        </table:table-row>
        <table:table-row table:style-name="ro2">
          <table:table-cell table:number-columns-repeated="8"/>
          <table:table-cell table:number-columns-repeated="10" table:style-name="ce1"/>
          <table:table-cell table:number-columns-repeated="11" table:style-name="ce6"/>
          <table:table-cell table:number-columns-repeated="16355"/>
        </table:table-row>
        <table:table-row table:number-rows-repeated="2" table:style-name="ro2">
          <table:table-cell table:number-columns-repeated="8"/>
          <table:table-cell table:number-columns-repeated="11" table:style-name="ce1"/>
          <table:table-cell table:style-name="ce6"/>
          <table:table-cell table:number-columns-repeated="16364" table:style-name="ce1"/>
        </table:table-row>
        <table:table-row table:style-name="ro2">
          <table:table-cell table:number-columns-repeated="8"/>
          <table:table-cell table:number-columns-repeated="11" table:style-name="ce1"/>
          <table:table-cell office:value-type="string" table:style-name="ce25">
            <text:p>If /Else</text:p>
          </table:table-cell>
          <table:table-cell table:number-columns-repeated="16364" table:style-name="ce1"/>
        </table:table-row>
        <table:table-row table:style-name="ro2">
          <table:table-cell table:number-columns-repeated="8"/>
          <table:table-cell table:style-name="ce1"/>
          <table:table-cell table:number-columns-repeated="9" table:style-name="ce6"/>
          <table:table-cell table:style-name="ce6">
            <draw:custom-shape svg:x="0.125in" svg:y="0.05833in" svg:width="1.875in" svg:height="0.49167in" draw:z-index="2" draw:id="id1" draw:style-name="a7" draw:name="Arrow: Left-Right 17">
              <svg:title/>
              <svg:desc/>
              <text:p text:style-name="a6" text:class-names="" text:cond-style-name=""><text:span text:style-name="a5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 draw:modifiers="0 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50000"/>
                <draw:equation draw:name="f9" draw:formula="21600 * ?f5"/>
                <draw:equation draw:name="f10" draw:formula="21600 * ?f4"/>
                <draw:equation draw:name="f11" draw:formula="?f9 / ?f6"/>
                <draw:equation draw:name="f12" draw:formula="?f10 / ?f6"/>
                <draw:equation draw:name="f13" draw:formula="?f12 - ?f7"/>
                <draw:equation draw:name="f14" draw:formula="?f11 - ?f7"/>
                <draw:equation draw:name="f15" draw:formula="?f13 / 2"/>
                <draw:equation draw:name="f16" draw:formula="?f14 / 2"/>
                <draw:equation draw:name="f17" draw:formula="min(?f14, ?f13)"/>
                <draw:equation draw:name="f18" draw:formula="?f13 * ?f8"/>
                <draw:equation draw:name="f19" draw:formula="?f7 + ?f15"/>
                <draw:equation draw:name="f20" draw:formula="?f7 + ?f16"/>
                <draw:equation draw:name="f21" draw:formula="?f17 * ?f8"/>
                <draw:equation draw:name="f22" draw:formula="?f18 / 200000"/>
                <draw:equation draw:name="f23" draw:formula="?f21 / 100000"/>
                <draw:equation draw:name="f24" draw:formula="?f19 - ?f22"/>
                <draw:equation draw:name="f25" draw:formula="?f19 + ?f22"/>
                <draw:equation draw:name="f26" draw:formula="?f11 - ?f23"/>
                <draw:equation draw:name="f27" draw:formula="?f24 * ?f23"/>
                <draw:equation draw:name="f28" draw:formula="?f27 / ?f15"/>
                <draw:equation draw:name="f29" draw:formula="?f23 - ?f28"/>
                <draw:equation draw:name="f30" draw:formula="?f26 + ?f28"/>
              </draw:enhanced-geometry>
            </draw:custom-shape>
          </table:table-cell>
          <table:table-cell office:value-type="string" table:style-name="ce25">
            <text:p>OR</text:p>
          </table:table-cell>
          <table:table-cell table:number-columns-repeated="8" table:style-name="ce6"/>
          <table:table-cell table:number-columns-repeated="16356" table:style-name="ce1"/>
        </table:table-row>
        <table:table-row table:style-name="ro2">
          <table:table-cell table:number-columns-repeated="9"/>
          <table:table-cell table:style-name="ce6"/>
          <table:table-cell office:value-type="string" table:style-name="ce7">
            <text:p>Part 7.a</text:p>
          </table:table-cell>
          <table:table-cell office:value-type="string" table:style-name="ce5">
            <text:p>If the customer says yes print a reciept in a notpad file<text:s/></text:p>
          </table:table-cell>
          <table:table-cell table:number-columns-repeated="5" table:style-name="ce1"/>
          <table:table-cell table:style-name="ce6"/>
          <table:table-cell table:number-columns-repeated="3" table:style-name="ce1"/>
          <table:table-cell table:style-name="ce6"/>
          <table:table-cell office:value-type="string" table:style-name="ce7">
            <text:p>Part 7.b</text:p>
          </table:table-cell>
          <table:table-cell office:value-type="string" table:style-name="ce5">
            <text:p>If the customer says no exit the script</text:p>
          </table:table-cell>
          <table:table-cell table:number-columns-repeated="3" table:style-name="ce1"/>
          <table:table-cell table:style-name="ce6"/>
          <table:table-cell table:number-columns-repeated="16356"/>
        </table:table-row>
        <table:table-row table:style-name="ro2">
          <table:table-cell table:number-columns-repeated="9"/>
          <table:table-cell table:number-columns-repeated="9" table:style-name="ce6"/>
          <table:table-cell table:number-columns-repeated="3" table:style-name="ce1"/>
          <table:table-cell table:number-columns-repeated="7" table:style-name="ce6"/>
          <table:table-cell table:number-columns-repeated="16356"/>
        </table:table-row>
        <table:table-row table:number-rows-repeated="104852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2" svg:viewBox="0 0 20 30" svg:d="m10 0-10 30h20z"/>
    <draw:marker draw:name="a3" svg:viewBox="0 0 20 30" svg:d="m10 0-10 30h20z"/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48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ryan habis</meta:initial-creator>
    <dc:creator>ryan habis</dc:creator>
    <meta:creation-date>2022-04-26T10:41:24Z</meta:creation-date>
    <dc:date>2022-05-11T15:21:33Z</dc:date>
    <meta:print-date>2022-04-26T11:35:45Z</meta:print-date>
  </office:meta>
</office:document-meta>
</file>